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sLicense.getSerial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sLicense.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riversLicense.DriversLicense( String serial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